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<text:s/>order </text:p>
          </table:table-cell>
          <table:table-cell office:value-type="string" calcext:value-type="string">
            <text:p><text:s/>sum </text:p>
          </table:table-cell>
          <table:table-cell office:value-type="string" calcext:value-type="string">
            <text:p><text:s/>to_cred <text:s/></text:p>
          </table:table-cell>
          <table:table-cell office:value-type="string" calcext:value-type="string">
            <text:p><text:s/>from_cred </text:p>
          </table:table-cell>
          <table:table-cell office:value-type="string" calcext:value-type="string">
            <text:p><text:s/>from_merch </text:p>
          </table:table-cell>
        </table:table-row>
        <table:table-row table:style-name="ro1">
          <table:table-cell office:value-type="float" office:value="1767274" calcext:value-type="float">
            <text:p>1767274</text:p>
          </table:table-cell>
          <table:table-cell office:value-type="float" office:value="57325" calcext:value-type="float">
            <text:p>5732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71311" calcext:value-type="float">
            <text:p>1771311</text:p>
          </table:table-cell>
          <table:table-cell office:value-type="float" office:value="128451" calcext:value-type="float">
            <text:p>12845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83058" calcext:value-type="float">
            <text:p>1783058</text:p>
          </table:table-cell>
          <table:table-cell office:value-type="float" office:value="19005" calcext:value-type="float">
            <text:p>1900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83081" calcext:value-type="float">
            <text:p>1783081</text:p>
          </table:table-cell>
          <table:table-cell office:value-type="float" office:value="13812" calcext:value-type="float">
            <text:p>1381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89284" calcext:value-type="float">
            <text:p>1789284</text:p>
          </table:table-cell>
          <table:table-cell office:value-type="float" office:value="66009" calcext:value-type="float">
            <text:p>6600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91151" calcext:value-type="float">
            <text:p>1791151</text:p>
          </table:table-cell>
          <table:table-cell office:value-type="float" office:value="18590" calcext:value-type="float">
            <text:p>1859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799340" calcext:value-type="float">
            <text:p>1799340</text:p>
          </table:table-cell>
          <table:table-cell office:value-type="float" office:value="11921" calcext:value-type="float">
            <text:p>1192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02065" calcext:value-type="float">
            <text:p>1802065</text:p>
          </table:table-cell>
          <table:table-cell office:value-type="float" office:value="11987" calcext:value-type="float">
            <text:p>1198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02207" calcext:value-type="float">
            <text:p>1802207</text:p>
          </table:table-cell>
          <table:table-cell office:value-type="float" office:value="57876" calcext:value-type="float">
            <text:p>5787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23504" calcext:value-type="float">
            <text:p>1823504</text:p>
          </table:table-cell>
          <table:table-cell office:value-type="float" office:value="32990" calcext:value-type="float">
            <text:p>32990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812568" calcext:value-type="float">
            <text:p>1812568</text:p>
          </table:table-cell>
          <table:table-cell office:value-type="float" office:value="23258" calcext:value-type="float">
            <text:p>23258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14570" calcext:value-type="float">
            <text:p>1814570</text:p>
          </table:table-cell>
          <table:table-cell office:value-type="float" office:value="54251" calcext:value-type="float">
            <text:p>5425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14685" calcext:value-type="float">
            <text:p>1814685</text:p>
          </table:table-cell>
          <table:table-cell office:value-type="float" office:value="42309" calcext:value-type="float">
            <text:p>42309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17740" calcext:value-type="float">
            <text:p>1817740</text:p>
          </table:table-cell>
          <table:table-cell office:value-type="float" office:value="413065" calcext:value-type="float">
            <text:p>41306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21823" calcext:value-type="float">
            <text:p>1821823</text:p>
          </table:table-cell>
          <table:table-cell office:value-type="float" office:value="17845" calcext:value-type="float">
            <text:p>17845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21892" calcext:value-type="float">
            <text:p>1821892</text:p>
          </table:table-cell>
          <table:table-cell office:value-type="float" office:value="29167" calcext:value-type="float">
            <text:p>29167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24737" calcext:value-type="float">
            <text:p>1824737</text:p>
          </table:table-cell>
          <table:table-cell office:value-type="float" office:value="13991" calcext:value-type="float">
            <text:p>1399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27242" calcext:value-type="float">
            <text:p>1827242</text:p>
          </table:table-cell>
          <table:table-cell office:value-type="float" office:value="15211" calcext:value-type="float">
            <text:p>15211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27275" calcext:value-type="float">
            <text:p>1827275</text:p>
          </table:table-cell>
          <table:table-cell office:value-type="float" office:value="33646" calcext:value-type="float">
            <text:p>3364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29066" calcext:value-type="float">
            <text:p>1829066</text:p>
          </table:table-cell>
          <table:table-cell office:value-type="float" office:value="50060" calcext:value-type="float">
            <text:p>50060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31297" calcext:value-type="float">
            <text:p>1831297</text:p>
          </table:table-cell>
          <table:table-cell office:value-type="float" office:value="323622" calcext:value-type="float">
            <text:p>323622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33129" calcext:value-type="float">
            <text:p>1833129</text:p>
          </table:table-cell>
          <table:table-cell office:value-type="float" office:value="11016" calcext:value-type="float">
            <text:p>1101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833135" calcext:value-type="float">
            <text:p>1833135</text:p>
          </table:table-cell>
          <table:table-cell office:value-type="float" office:value="37104" calcext:value-type="float">
            <text:p>3710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6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3" style:display-name="ConditionalStyle_3" style:family="table-cell" style:parent-style-name="Default">
      <style:table-cell-properties fo:background-color="#ffc7ce"/>
      <style:text-properties fo:color="#9c0006"/>
    </style:style>
    <style:style style:name="ConditionalStyle_5f_4" style:display-name="ConditionalStyle_4" style:family="table-cell" style:parent-style-name="Default">
      <style:table-cell-properties fo:background-color="#ffc7ce"/>
      <style:text-properties fo:color="#9c0006"/>
    </style:style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style:style style:name="ConditionalStyle_5f_7" style:display-name="ConditionalStyle_7" style:family="table-cell" style:parent-style-name="Default">
      <style:table-cell-properties fo:background-color="#ffc7ce"/>
      <style:text-properties fo:color="#9c0006"/>
    </style:style>
    <style:style style:name="ConditionalStyle_5f_8" style:display-name="ConditionalStyle_8" style:family="table-cell" style:parent-style-name="Default">
      <style:table-cell-properties fo:background-color="#ffc7ce"/>
      <style:text-properties fo:color="#9c0006"/>
    </style:style>
    <style:style style:name="ConditionalStyle_5f_9" style:display-name="ConditionalStyle_9" style:family="table-cell" style:parent-style-name="Default">
      <style:table-cell-properties fo:background-color="#ffc7ce"/>
      <style:text-properties fo:color="#9c0006"/>
    </style:style>
    <style:style style:name="ConditionalStyle_5f_10" style:display-name="ConditionalStyle_10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7:39:09.052534541</meta:creation-date>
    <dc:date>2025-06-16T17:41:14.298188295</dc:date>
    <meta:editing-duration>PT2M5S</meta:editing-duration>
    <meta:editing-cycles>1</meta:editing-cycles>
    <meta:document-statistic meta:table-count="1" meta:cell-count="120" meta:object-count="0"/>
    <meta:generator>LibreOffice/7.3.7.2$Linux_X86_64 LibreOffice_project/30$Build-2</meta:generator>
  </office:meta>
</office:document-meta>
</file>